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7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5];[.I9];[Factures.$E$1:.$E$288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5];[.I10];[Factures.$E$1:.$E$288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5];[.I11];[Factures.$E$1:.$E$288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5];[.I12];[Factures.$E$1:.$E$288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5];[.I13];[Factures.$E$1:.$E$288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5];[.I14];[Factures.$E$1:.$E$288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5];[.I15];[Factures.$E$1:.$E$288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5];[.I16];[Factures.$E$1:.$E$288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5];[.I17];[Factures.$E$1:.$E$288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5];[.I18];[Factures.$E$1:.$E$288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57" office:value-type="string" calcext:value-type="string">
            <text:p>Data</text:p>
          </table:table-cell>
          <table:table-cell table:style-name="ce157" office:value-type="string" calcext:value-type="string">
            <text:p>Moviment</text:p>
          </table:table-cell>
          <table:table-cell table:style-name="ce157" office:value-type="string" calcext:value-type="string">
            <text:p>PARTIDA</text:p>
          </table:table-cell>
          <table:table-cell table:style-name="ce157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1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1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oja3" table:style-name="ta2">
        <office:forms form:automatic-focus="false" form:apply-design-mode="false"/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0">
          <table:table-cell table:number-columns-repeated="13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[#¡REF!.$D$1:.$D$285];[.L31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[#¡REF!.$D$1:.$D$285];[.L32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[#¡REF!.$D$1:.$D$285];[.L33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[#¡REF!.$D$1:.$D$285];[.L34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[#¡REF!.$D$1:.$D$285];[.L35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[#¡REF!.$D$1:.$D$285];[.L36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[#¡REF!.$D$1:.$D$285];[.L37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[#¡REF!.$D$1:.$D$285];[.L38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[#¡REF!.$D$1:.$D$285];[.L39];[#¡REF!.$E$1:.$E$288])" office:value-type="string" office:string-value="" calcext:value-type="error">
            <text:p>#¡REF!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[#¡REF!.$D$1:.$D$285];[.L40];[#¡REF!.$E$1:.$E$288])" office:value-type="string" office:string-value="" calcext:value-type="error">
            <text:p>#¡REF!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6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#¡REF!</text:p>
          </table:table-cell>
        </table:table-row>
        <table:table-row table:style-name="ro6">
          <table:table-cell table:number-columns-repeated="11"/>
          <table:covered-table-cell table:number-columns-repeated="2" table:style-name="ce66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09:29:07.868013405</dc:date>
    <meta:editing-duration>P1DT17M6S</meta:editing-duration>
    <meta:editing-cycles>16</meta:editing-cycles>
    <meta:document-statistic meta:table-count="3" meta:cell-count="568" meta:object-count="0"/>
  </office:meta>
</office:document-meta>
</file>